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27-2014</text:span></text:span></text:p>
      <text:p text:style-name="P14">ACTA DE INICIO DE PROCEDIMIENTO</text:p>
      <text:p text:style-name="P15"/>
      <text:p text:style-name="P16"><text:span text:style-name="T17">Siendo las (hora),del día diez (10) de Juni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27-2014</text:span><text:span text:style-name="T18"> </text:span><text:span text:style-name="T17">para la adquisición de </text:span><text:span text:style-name="T19">- 120 Copas
<text:line-break/>- 12 Hielera
<text:line-break/>- 12 Mesas Cuadradas Vestidas
<text:line-break/>- 12 Mesas Redondas Vestidas
<text:line-break/>- 4 Mesones Vestidos
<text:line-break/>- 120 Pares de Cubiertos
<text:line-break/>- 12 Pinzas para Hieleras
<text:line-break/>- 120 Platos
<text:line-break/>- 120 Sillas Tiffany
<text:line-break/>- 120 Sillas tipo Jardin de Festejo
<text:line-break/>- 2 Toldo
<text:line-break/>- 1 Traslado de Festejo
<text:line-break/>- 120 Vasos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120 Copas
<text:line-break/>- 12 Hielera
<text:line-break/>- 12 Mesas Cuadradas Vestidas
<text:line-break/>- 12 Mesas Redondas Vestidas
<text:line-break/>- 4 Mesones Vestidos
<text:line-break/>- 120 Pares de Cubiertos
<text:line-break/>- 12 Pinzas para Hieleras
<text:line-break/>- 120 Platos
<text:line-break/>- 120 Sillas Tiffany
<text:line-break/>- 120 Sillas tipo Jardin de Festejo
<text:line-break/>- 2 Toldo
<text:line-break/>- 1 Traslado de Festejo
<text:line-break/>- 120 Vasos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120 Copas
<text:line-break/>- 12 Hielera
<text:line-break/>- 12 Mesas Cuadradas Vestidas
<text:line-break/>- 12 Mesas Redondas Vestidas
<text:line-break/>- 4 Mesones Vestidos
<text:line-break/>- 120 Pares de Cubiertos
<text:line-break/>- 12 Pinzas para Hieleras
<text:line-break/>- 120 Platos
<text:line-break/>- 120 Sillas Tiffany
<text:line-break/>- 120 Sillas tipo Jardin de Festejo
<text:line-break/>- 2 Toldo
<text:line-break/>- 1 Traslado de Festejo
<text:line-break/>- 120 Vasos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